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agin Arrocha</text:p>
      <text:p text:style-name="Standard">HW 6</text:p>
      <text:p text:style-name="Standard"/>
      <text:p text:style-name="Standard">1)</text:p>
      <text:list xml:id="list85123733980575194" text:style-name="L1">
        <text:list-item>
          <text:p text:style-name="P1">10</text:p>
        </text:list-item>
        <text:list-item>
          <text:p text:style-name="P1">8</text:p>
        </text:list-item>
        <text:list-item>
          <text:p text:style-name="P1">21</text:p>
        </text:list-item>
        <text:list-item>
          <text:p text:style-name="P1">9</text:p>
        </text:list-item>
        <text:list-item>
          <text:p text:style-name="P1">33</text:p>
        </text:list-item>
        <text:list-item>
          <text:p text:style-name="P1">10</text:p>
        </text:list-item>
        <text:list-item>
          <text:p text:style-name="P1">outside of loop</text:p>
        </text:list-item>
        <text:list-item>
          <text:p text:style-name="P1">33</text:p>
        </text:list-item>
        <text:list-item>
          <text:p text:style-name="P1">3</text:p>
        </text:list-item>
        <text:list-item>
          <text:p text:style-name="P1">10</text:p>
        </text:list-item>
      </text:list>
      <text:p text:style-name="Standard"/>
      <text:p text:style-name="Standard">2)</text:p>
      <text:list xml:id="list6492921493380807717" text:style-name="L2">
        <text:list-item>
          <text:p text:style-name="P2">2</text:p>
        </text:list-item>
        <text:list-item>
          <text:p text:style-name="P2">3</text:p>
        </text:list-item>
        <text:list-item>
          <text:p text:style-name="P2">7</text:p>
        </text:list-item>
        <text:list-item>
          <text:p text:style-name="P2">3</text:p>
        </text:list-item>
        <text:list-item>
          <text:p text:style-name="P2">6</text:p>
        </text:list-item>
        <text:list-item>
          <text:p text:style-name="P2">13</text:p>
        </text:list-item>
        <text:list-item>
          <text:p text:style-name="P2">4</text:p>
        </text:list-item>
        <text:list-item>
          <text:p text:style-name="P2">10</text:p>
        </text:list-item>
        <text:list-item>
          <text:p text:style-name="P2">19</text:p>
        </text:list-item>
        <text:list-item>
          <text:p text:style-name="P2">5</text:p>
        </text:list-item>
        <text:list-item>
          <text:p text:style-name="P2">15</text:p>
        </text:list-item>
        <text:list-item>
          <text:p text:style-name="P2">25</text:p>
        </text:list-item>
      </text:list>
      <text:p text:style-name="Standard"/>
      <text:p text:style-name="Standard">3)</text:p>
      <text:list xml:id="list7519558792091100995" text:style-name="L3">
        <text:list-item>
          <text:p text:style-name="P3">100</text:p>
        </text:list-item>
        <text:list-item>
          <text:p text:style-name="P3">begin inner loop</text:p>
        </text:list-item>
        <text:list-item>
          <text:p text:style-name="P3">101</text:p>
        </text:list-item>
        <text:list-item>
          <text:p text:style-name="P3">102</text:p>
        </text:list-item>
        <text:list-item>
          <text:p text:style-name="P3">end of inner loop</text:p>
        </text:list-item>
        <text:list-item>
          <text:p text:style-name="P3">202</text:p>
        </text:list-item>
        <text:list-item>
          <text:p text:style-name="P3">begin inner loop</text:p>
        </text:list-item>
        <text:list-item>
          <text:p text:style-name="P3">203</text:p>
        </text:list-item>
        <text:list-item>
          <text:p text:style-name="P3">204</text:p>
        </text:list-item>
        <text:list-item>
          <text:p text:style-name="P3">end of inner loop</text:p>
        </text:list-item>
        <text:list-item>
          <text:p text:style-name="P3">304</text:p>
        </text:list-item>
        <text:list-item>
          <text:p text:style-name="P3">begin inner loop</text:p>
        </text:list-item>
        <text:list-item>
          <text:p text:style-name="P3">305</text:p>
        </text:list-item>
        <text:list-item>
          <text:p text:style-name="P3">306</text:p>
        </text:list-item>
        <text:list-item>
          <text:p text:style-name="P3">end of inner loop</text:p>
        </text:list-item>
        <text:list-item>
          <text:p text:style-name="P3">306</text:p>
        </text:list-item>
      </text:list>
      <text:p text:style-name="Standard"><text:soft-page-break/>4)</text:p>
      <text:list xml:id="list243292738619378908" text:style-name="L4">
        <text:list-item>
          <text:p text:style-name="P4">2</text:p>
        </text:list-item>
        <text:list-item>
          <text:p text:style-name="P4">11</text:p>
        </text:list-item>
        <text:list-item>
          <text:p text:style-name="P4">5</text:p>
        </text:list-item>
        <text:list-item>
          <text:p text:style-name="P4">3</text:p>
        </text:list-item>
        <text:list-item>
          <text:p text:style-name="P4">7</text:p>
        </text:list-item>
        <text:list-item>
          <text:p text:style-name="P4">8</text:p>
        </text:list-item>
        <text:list-item>
          <text:p text:style-name="P4">4</text:p>
        </text:list-item>
        <text:list-item>
          <text:p text:style-name="P4">3</text:p>
        </text:list-item>
        <text:list-item>
          <text:p text:style-name="P4">12</text:p>
        </text:list-item>
        <text:list-item>
          <text:p text:style-name="P4">after loop</text:p>
        </text:list-item>
        <text:list-item>
          <text:p text:style-name="P4">4</text:p>
        </text:list-item>
        <text:list-item>
          <text:p text:style-name="P4">3</text:p>
        </text:list-item>
        <text:list-item>
          <text:p text:style-name="P4">12</text:p>
        </text:list-item>
      </text:list>
      <text:p text:style-name="Standard"/>
      <text:p text:style-name="Standard">5)</text:p>
      <text:list xml:id="list7575846498622589914" text:style-name="L5">
        <text:list-item>
          <text:p text:style-name="P5">2</text:p>
        </text:list-item>
        <text:list-item>
          <text:p text:style-name="P5">1</text:p>
        </text:list-item>
        <text:list-item>
          <text:p text:style-name="P5">3</text:p>
        </text:list-item>
        <text:list-item>
          <text:p text:style-name="P5">2</text:p>
        </text:list-item>
        <text:list-item>
          <text:p text:style-name="P5">4</text:p>
        </text:list-item>
        <text:list-item>
          <text:p text:style-name="P5">5</text:p>
        </text:list-item>
        <text:list-item>
          <text:p text:style-name="P5">5</text:p>
        </text:list-item>
        <text:list-item>
          <text:p text:style-name="P5">11</text:p>
        </text:list-item>
        <text:list-item>
          <text:p text:style-name="P5">6</text:p>
        </text:list-item>
        <text:list-item>
          <text:p text:style-name="P5">21</text:p>
        </text:list-item>
        <text:list-item>
          <text:p text:style-name="P5">7</text:p>
        </text:list-item>
        <text:list-item>
          <text:p text:style-name="P5">3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2:29:38.52</meta:creation-date>
    <meta:document-statistic meta:table-count="0" meta:image-count="0" meta:object-count="0" meta:page-count="2" meta:paragraph-count="70" meta:word-count="153" meta:character-count="307"/>
    <dc:date>2012-10-24T12:34:50.96</dc:date>
    <meta:editing-duration>PT5M12S</meta:editing-duration>
    <meta:editing-cycles>1</meta:editing-cycles>
    <meta:generator>OpenOffice.org/3.4.1$Win32 OpenOffice.org_project/341m1$Build-9593</meta:generator>
  </office:meta>
</office:document-meta>
</file>